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1F85351DBB05FFFEA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4.072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2.925cm" svg:x="1.033cm" svg:y="4.054cm">
          <draw:image xlink:href="Pictures/1000020100000438000001F85351DBB05FFFEAC9.png" xlink:type="simple" xlink:show="embed" xlink:actuate="onLoad" loext:mime-type="image/png">
            <text:p/>
          </draw:image>
        </draw:frame>
        <draw:custom-shape draw:style-name="gr2" draw:text-style-name="P1" draw:layer="layout" svg:width="4.572cm" svg:height="1.397cm" svg:x="20.939cm" svg:y="7.858cm">
          <text:p text:style-name="P1">Stop wifi6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3.098cm" svg:y1="7.858cm" svg:x2="23.606cm" svg:y2="6.46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9:57:09.959652499</meta:creation-date>
    <dc:date>2020-12-17T09:59:58.763515817</dc:date>
    <meta:editing-duration>PT2M49S</meta:editing-duration>
    <meta:editing-cycles>1</meta:editing-cycles>
    <meta:document-statistic meta:object-count="3"/>
    <meta:generator>LibreOffice/6.4.6.2$Linux_X86_64 LibreOffice_project/40$Build-2</meta:generator>
  </office:meta>
</office:document-meta>
</file>